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9.10000038146973pt"/>
    </style:style>
    <style:style style:name="P2"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9.10000038146973pt" officeooo:rsid="00050a43" officeooo:paragraph-rsid="00050a43"/>
    </style:style>
    <style:style style:name="T1" style:family="text">
      <style:text-properties fo:color="#008000" fo:font-weight="bold"/>
    </style:style>
    <style:style style:name="T2" style:family="text">
      <style:text-properties fo:color="#00008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Version LibreOffice Text</text:p>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text:soft-page-break/>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text:soft-page-break/>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ry Weirich</meta:initial-creator>
    <meta:creation-date>2016-04-24T14:12:48.154596593</meta:creation-date>
    <dc:date>2016-04-24T14:15:45.494351262</dc:date>
    <dc:creator>Gerry Weirich</dc:creator>
    <meta:editing-duration>P0D</meta:editing-duration>
    <meta:editing-cycles>1</meta:editing-cycles>
    <meta:document-statistic meta:table-count="0" meta:image-count="0" meta:object-count="0" meta:page-count="5" meta:paragraph-count="31" meta:word-count="2793" meta:character-count="17052" meta:non-whitespace-character-count="14260"/>
    <meta:generator>LibreOffice/4.2.8.2$Linux_X86_64 LibreOffice_project/420m0$Build-2</meta:generator>
  </office:meta>
</office:document-meta>
</file>